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1"><text:user-field-get text:name="main_fld">main_fld</text:user-field-get></text:p>
      <text:p text:style-name="P1"/>
      <text:p text:style-name="P1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4"><text:user-field-get text:name="isp_dolzh">isp_dolzh</text:user-field-get></text:p>
          </table:table-cell>
          <table:table-cell office:value-type="string">
            <text:p text:style-name="P6"><text:user-field-get text:name="isp_name">isp_name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08-12T12:05:13</dc:date>
    <meta:editing-duration>PT01H21M34S</meta:editing-duration>
    <meta:editing-cycles>12</meta:editing-cycles>
    <meta:generator>OpenOffice.org/3.1$Solaris_x86 OpenOffice.org_project/310m11$Build-9399$CWS-ooo31osol</meta:generator>
    <meta:document-statistic meta:table-count="1" meta:image-count="0" meta:object-count="0" meta:page-count="1" meta:paragraph-count="3" meta:word-count="3" meta:character-count="25"/>
  </office:meta>
</office:document-meta>
</file>